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35cm" fo:min-width="4.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35cm" fo:min-width="4.1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35cm" fo:min-width="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35cm" fo:min-width="2.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35cm" fo:min-width="4.6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35cm" fo:min-width="3.973cm"/>
    </style:style>
    <style:style style:name="gr7" style:family="graphic" style:parent-style-name="objectwithoutfill">
      <style:graphic-properties svg:stroke-width="0.018cm" draw:marker-start-width="0.227cm" draw:marker-end="Triangle_20_unfilled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dddddd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xml:id="id2" draw:id="id2" draw:layer="layout" svg:width="4.9cm" svg:height="1.6cm" svg:x="6.25cm" svg:y="8.118cm">
            <text:p text:style-name="P1">thread_handler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8" draw:id="id8" draw:layer="layout" svg:width="4.6cm" svg:height="1.6cm" svg:x="13.35cm" svg:y="1.05cm">
            <text:p text:style-name="P1">event_handler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7" draw:id="id7" draw:layer="layout" svg:width="4.9cm" svg:height="1.6cm" svg:x="6.25cm" svg:y="4.584cm">
            <text:p text:style-name="P1">pipe_handler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9" draw:id="id9" draw:layer="layout" svg:width="5.5cm" svg:height="1.6cm" svg:x="12.017cm" svg:y="4.584cm">
            <text:p text:style-name="P1">process_handler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0" draw:id="id10" draw:layer="layout" svg:width="3.3cm" svg:height="1.6cm" svg:x="18.285cm" svg:y="4.584cm">
            <text:p text:style-name="P1">acceptor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1" draw:id="id11" draw:layer="layout" svg:width="3.3cm" svg:height="1.6cm" svg:x="22.35cm" svg:y="4.584cm">
            <text:p text:style-name="P1">connector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4.6cm" svg:height="1.6cm" svg:x="17.421cm" svg:y="11.65cm">
            <text:p text:style-name="P1">blink_handler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3" draw:id="id3" draw:layer="layout" svg:width="5.1cm" svg:height="1.6cm" svg:x="6.107cm" svg:y="11.65cm">
            <text:p text:style-name="P1">timeout_handler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4.6cm" svg:height="1.6cm" svg:x="0.95cm" svg:y="11.65cm">
            <text:p text:style-name="P1">input_handler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6" draw:id="id6" draw:layer="layout" svg:width="4.473cm" svg:height="1.6cm" svg:x="22.577cm" svg:y="11.65cm">
            <text:p text:style-name="P1">music_player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4" draw:id="id4" draw:layer="layout" svg:width="5.1cm" svg:height="1.6cm" svg:x="11.764cm" svg:y="11.65cm">
            <text:p text:style-name="P1">delayed_handler</text:p>
            <draw:enhanced-geometry svg:viewBox="0 0 21600 21600" draw:type="rectangle" draw:enhanced-path="M 0 0 L 21600 0 21600 21600 0 21600 0 0 Z N"/>
          </draw:custom-shape>
          <draw:connector draw:style-name="gr7" draw:text-style-name="P3" draw:layer="layout" svg:x1="3.25cm" svg:y1="11.65cm" svg:x2="8.7cm" svg:y2="9.718cm" draw:start-shape="id1" draw:start-glue-point="0" draw:end-shape="id2" draw:end-glue-point="2" svg:d="M3250 11650v-966h5450v-966" svg:viewBox="0 0 5451 1933">
            <text:p/>
          </draw:connector>
          <draw:connector draw:style-name="gr7" draw:text-style-name="P3" draw:layer="layout" svg:x1="8.657cm" svg:y1="11.65cm" svg:x2="8.7cm" svg:y2="9.718cm" draw:start-shape="id3" draw:end-shape="id2" draw:end-glue-point="2" svg:d="M8657 11650v-966h43v-966" svg:viewBox="0 0 44 1933">
            <text:p/>
          </draw:connector>
          <draw:connector draw:style-name="gr7" draw:text-style-name="P3" draw:layer="layout" svg:x1="14.314cm" svg:y1="11.65cm" svg:x2="8.7cm" svg:y2="9.718cm" draw:start-shape="id4" draw:start-glue-point="0" draw:end-shape="id2" draw:end-glue-point="2" svg:d="M14314 11650v-966h-5614v-966" svg:viewBox="0 0 5615 1933">
            <text:p/>
          </draw:connector>
          <draw:connector draw:style-name="gr7" draw:text-style-name="P3" draw:layer="layout" svg:x1="19.721cm" svg:y1="11.65cm" svg:x2="8.7cm" svg:y2="9.718cm" draw:start-shape="id5" draw:start-glue-point="0" draw:end-shape="id2" draw:end-glue-point="2" svg:d="M19721 11650v-966h-11021v-966" svg:viewBox="0 0 11022 1933">
            <text:p/>
          </draw:connector>
          <draw:connector draw:style-name="gr7" draw:text-style-name="P3" draw:layer="layout" svg:x1="24.813cm" svg:y1="11.65cm" svg:x2="8.7cm" svg:y2="9.718cm" draw:start-shape="id6" draw:start-glue-point="0" draw:end-shape="id2" draw:end-glue-point="2" svg:d="M24813 11650v-966h-16113v-966" svg:viewBox="0 0 16114 1933">
            <text:p/>
          </draw:connector>
          <draw:connector draw:style-name="gr8" draw:text-style-name="P3" draw:layer="layout" svg:x1="8.7cm" svg:y1="8.118cm" svg:x2="8.7cm" svg:y2="6.184cm" draw:start-shape="id2" draw:start-glue-point="0" draw:end-shape="id7" draw:end-glue-point="2" svg:d="M8700 8118v-1934" svg:viewBox="0 0 1 1935">
            <text:p/>
          </draw:connector>
          <draw:connector draw:style-name="gr8" draw:text-style-name="P3" draw:layer="layout" svg:x1="8.7cm" svg:y1="4.584cm" svg:x2="15.65cm" svg:y2="2.65cm" draw:start-shape="id7" draw:start-glue-point="0" draw:end-shape="id8" svg:d="M8700 4584v-967h6950v-967" svg:viewBox="0 0 6951 1935">
            <text:p/>
          </draw:connector>
          <draw:connector draw:style-name="gr8" draw:text-style-name="P3" draw:layer="layout" svg:x1="14.767cm" svg:y1="4.584cm" svg:x2="15.65cm" svg:y2="2.65cm" draw:start-shape="id9" draw:start-glue-point="0" draw:end-shape="id8" draw:end-glue-point="2" svg:d="M14767 4584v-967h883v-967" svg:viewBox="0 0 884 1935">
            <text:p/>
          </draw:connector>
          <draw:connector draw:style-name="gr8" draw:text-style-name="P3" draw:layer="layout" svg:x1="19.935cm" svg:y1="4.584cm" svg:x2="15.65cm" svg:y2="2.65cm" draw:start-shape="id10" draw:start-glue-point="0" draw:end-shape="id8" draw:end-glue-point="2" svg:d="M19935 4584v-967h-4285v-967" svg:viewBox="0 0 4286 1935">
            <text:p/>
          </draw:connector>
          <draw:connector draw:style-name="gr8" draw:text-style-name="P3" draw:layer="layout" svg:x1="24cm" svg:y1="4.584cm" svg:x2="15.65cm" svg:y2="2.65cm" draw:start-shape="id11" draw:start-glue-point="0" draw:end-shape="id8" draw:end-glue-point="2" svg:d="M24000 4584v-967h-8350v-967" svg:viewBox="0 0 8351 193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20:42:45.118000000</meta:creation-date>
    <dc:date>2016-04-03T21:20:18.131000000</dc:date>
    <meta:editing-duration>PT10M34S</meta:editing-duration>
    <meta:editing-cycles>2</meta:editing-cycles>
    <meta:generator>LibreOffice/5.0.4.2$Windows_x86 LibreOffice_project/2b9802c1994aa0b7dc6079e128979269cf95bc78</meta:generator>
    <meta:document-statistic meta:object-count="22"/>
  </office:meta>
</office:document-meta>
</file>